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6442">
            <text:p>564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3168">
            <text:p>9316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3168">
            <text:p>9316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3168">
            <text:p>9316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3168">
            <text:p>9316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5700">
            <text:p>757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4432">
            <text:p>1144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7738">
            <text:p>877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9174">
            <text:p>791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342">
            <text:p>65342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83690">
            <text:p>836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3980">
            <text:p>839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4660">
            <text:p>1046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79616">
            <text:p>796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79616">
            <text:p>796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79616">
            <text:p>796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552">
            <text:p>9755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888">
            <text:p>4288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170">
            <text:p>5517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042">
            <text:p>8404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466">
            <text:p>10746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3546">
            <text:p>1035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5052">
            <text:p>850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61184">
            <text:p>611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2134">
            <text:p>112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6854">
            <text:p>106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9438">
            <text:p>1094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342">
            <text:p>6534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272">
            <text:p>8327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49670">
            <text:p>496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48666">
            <text:p>486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552">
            <text:p>9755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888">
            <text:p>4288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7010">
            <text:p>5701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170">
            <text:p>5517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042">
            <text:p>8404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354">
            <text:p>8535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466">
            <text:p>10746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3528">
            <text:p>10352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3900">
            <text:p>1039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3900">
            <text:p>1039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3900">
            <text:p>1039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3900">
            <text:p>1039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3900">
            <text:p>1039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3310">
            <text:p>533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272">
            <text:p>83272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65684">
            <text:p>656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7936">
            <text:p>879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9530">
            <text:p>795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552">
            <text:p>9755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888">
            <text:p>4288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170">
            <text:p>5517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042">
            <text:p>8404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466">
            <text:p>10746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8306">
            <text:p>1083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2464">
            <text:p>6246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6082">
            <text:p>106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6082">
            <text:p>106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6082">
            <text:p>106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6082">
            <text:p>106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2650">
            <text:p>72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97134">
            <text:p>971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9560">
            <text:p>8956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67284">
            <text:p>672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342">
            <text:p>65342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7624">
            <text:p>676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5516">
            <text:p>85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8874">
            <text:p>688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92718">
            <text:p>927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68878">
            <text:p>688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6092">
            <text:p>1160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3162">
            <text:p>1131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170">
            <text:p>5517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466">
            <text:p>10746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6580">
            <text:p>116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96066">
            <text:p>96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6544">
            <text:p>465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4572">
            <text:p>104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8918">
            <text:p>689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0794">
            <text:p>70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342">
            <text:p>65342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5580">
            <text:p>1155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2756">
            <text:p>1127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9898">
            <text:p>1098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1836">
            <text:p>111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9156">
            <text:p>591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7680">
            <text:p>676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9704">
            <text:p>597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1336">
            <text:p>613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9304">
            <text:p>793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552">
            <text:p>9755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888">
            <text:p>4288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7010">
            <text:p>5701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170">
            <text:p>5517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042">
            <text:p>8404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466">
            <text:p>10746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9496">
            <text:p>894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954">
            <text:p>8895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87926">
            <text:p>879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9518">
            <text:p>49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2140">
            <text:p>521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1258">
            <text:p>712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6280">
            <text:p>6628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78000">
            <text:p>7800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342">
            <text:p>65342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7982">
            <text:p>67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6474">
            <text:p>56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9720">
            <text:p>10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5408">
            <text:p>754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3650">
            <text:p>1136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61516">
            <text:p>615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354">
            <text:p>85354</text:p>
          </table:table-cell>
          <table:table-cell office:value-type="float" office:value="71232">
            <text:p>712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69658">
            <text:p>696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95084">
            <text:p>95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272">
            <text:p>83272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81084">
            <text:p>810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1190">
            <text:p>1011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3638">
            <text:p>11363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9892">
            <text:p>5989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2854">
            <text:p>628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4066">
            <text:p>1140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99794">
            <text:p>997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89130">
            <text:p>891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90696">
            <text:p>90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8908">
            <text:p>1189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954">
            <text:p>8895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790">
            <text:p>8979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1054">
            <text:p>1010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44678">
            <text:p>446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75518">
            <text:p>7551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table:number-columns-repeated="2"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69720">
            <text:p>697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18344">
            <text:p>11834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8358">
            <text:p>11835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954">
            <text:p>8895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9208">
            <text:p>1092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3346">
            <text:p>7334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48116">
            <text:p>4811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72390">
            <text:p>723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2390">
            <text:p>723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8482">
            <text:p>1084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954">
            <text:p>8895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790">
            <text:p>8979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590">
            <text:p>10459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84834">
            <text:p>848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5062">
            <text:p>1150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272">
            <text:p>8327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117324">
            <text:p>11732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3312">
            <text:p>10331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5836">
            <text:p>11583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552">
            <text:p>9755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440">
            <text:p>8644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12">
            <text:p>11631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130">
            <text:p>10613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956">
            <text:p>4295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2888">
            <text:p>4288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038">
            <text:p>10503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316">
            <text:p>10631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286">
            <text:p>8028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170">
            <text:p>5517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466">
            <text:p>10746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42">
            <text:p>4474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3322">
            <text:p>10332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8050">
            <text:p>7805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88108">
            <text:p>8810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5104">
            <text:p>7510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0726">
            <text:p>5072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69082">
            <text:p>690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272">
            <text:p>8327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79374">
            <text:p>793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1954">
            <text:p>1119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1954">
            <text:p>11195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5070">
            <text:p>5507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02032">
            <text:p>1020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97994">
            <text:p>9799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45474">
            <text:p>4547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9230">
            <text:p>1192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9230">
            <text:p>1192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5252">
            <text:p>10525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47988">
            <text:p>479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47988">
            <text:p>479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47988">
            <text:p>479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47988">
            <text:p>479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47988">
            <text:p>479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8982">
            <text:p>589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81572">
            <text:p>81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4578">
            <text:p>545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89220">
            <text:p>8922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83262">
            <text:p>832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6256">
            <text:p>11625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954">
            <text:p>8895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84888">
            <text:p>8488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4562">
            <text:p>5456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1714">
            <text:p>517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8930">
            <text:p>4893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1860">
            <text:p>8186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598">
            <text:p>8959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518">
            <text:p>11651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638">
            <text:p>11563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828">
            <text:p>4482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16">
            <text:p>61516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364">
            <text:p>11636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168">
            <text:p>11316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822">
            <text:p>7482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82">
            <text:p>4458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954">
            <text:p>8895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790">
            <text:p>8979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590">
            <text:p>10459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3440">
            <text:p>1134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5700">
            <text:p>7570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18">
            <text:p>114018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040">
            <text:p>11004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804">
            <text:p>113804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098">
            <text:p>70098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870">
            <text:p>8987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96614">
            <text:p>9661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70384">
            <text:p>70384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88182">
            <text:p>881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7798">
            <text:p>1077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7798">
            <text:p>1077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7798">
            <text:p>10779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08132">
            <text:p>10813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074">
            <text:p>82074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414">
            <text:p>115414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110282">
            <text:p>11028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4040">
            <text:p>1040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4040">
            <text:p>1040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4040">
            <text:p>10404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7766">
            <text:p>7776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4626">
            <text:p>74626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962">
            <text:p>69962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342">
            <text:p>65342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109990">
            <text:p>10999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692">
            <text:p>11469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008">
            <text:p>11400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4444">
            <text:p>10444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698">
            <text:p>10969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0334">
            <text:p>8033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6634">
            <text:p>46634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794">
            <text:p>49794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89396">
            <text:p>893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852">
            <text:p>115852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536">
            <text:p>96536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340">
            <text:p>107340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732">
            <text:p>83732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682">
            <text:p>97682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7862">
            <text:p>107862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912">
            <text:p>96912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3272">
            <text:p>83272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8384">
            <text:p>78384</text:p>
          </table:table-cell>
          <table:table-cell office:value-type="float" office:value="88806">
            <text:p>888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576">
            <text:p>49576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5310">
            <text:p>9531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502">
            <text:p>8850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530">
            <text:p>4453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128">
            <text:p>10812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544">
            <text:p>8754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0618">
            <text:p>11061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780">
            <text:p>11378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834">
            <text:p>8483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260">
            <text:p>11226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512">
            <text:p>5151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668">
            <text:p>10166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8398">
            <text:p>10839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1758">
            <text:p>11175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4594">
            <text:p>5459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6674">
            <text:p>10667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494">
            <text:p>11249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076">
            <text:p>67076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0162">
            <text:p>9016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744">
            <text:p>11674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7068">
            <text:p>7706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420">
            <text:p>6942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4610">
            <text:p>9461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012">
            <text:p>6201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420">
            <text:p>9942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0262">
            <text:p>6026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9648">
            <text:p>7964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816">
            <text:p>96816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9310">
            <text:p>9931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7800">
            <text:p>9780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8818">
            <text:p>4881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448">
            <text:p>4544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798">
            <text:p>6179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090">
            <text:p>9609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7970">
            <text:p>8797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4162">
            <text:p>8416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6222">
            <text:p>9622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6286">
            <text:p>116286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9888">
            <text:p>109888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70416">
            <text:p>70416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2594">
            <text:p>62594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7662">
            <text:p>11766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9892">
            <text:p>5989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952">
            <text:p>82952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02510">
            <text:p>1025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1974">
            <text:p>101974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5190">
            <text:p>11519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3378">
            <text:p>103378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4786">
            <text:p>44786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2308">
            <text:p>112308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256">
            <text:p>55256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5972">
            <text:p>85972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3230">
            <text:p>11323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640">
            <text:p>5164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5872">
            <text:p>55872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93878">
            <text:p>93878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14916">
            <text:p>114916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5796">
            <text:p>65796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8692">
            <text:p>88692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6950">
            <text:p>8695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7800">
            <text:p>6780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2708">
            <text:p>102708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9670">
            <text:p>4967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2376">
            <text:p>82376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20">
            <text:p>8922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7646">
            <text:p>47646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45800">
            <text:p>45800</text:p>
          </table:table-cell>
          <table:table-cell office:value-type="float" office:value="56178">
            <text:p>56178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26">
            <text:p>61526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26">
            <text:p>61526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26">
            <text:p>61526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1526">
            <text:p>61526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69720">
            <text:p>6972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51122">
            <text:p>51122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59606">
            <text:p>5960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113410">
            <text:p>113410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42696">
            <text:p>42696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105710">
            <text:p>105710</text:p>
          </table:table-cell>
          <table:table-cell office:value-type="float" office:value="72572">
            <text:p>72572</text:p>
          </table:table-cell>
          <table:table-cell office:value-type="float" office:value="0">
            <text:p>0</text:p>
          </table:table-cell>
          <table:table-cell office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15" meta:object-count="0"/>
    <meta:generator>LibreOffice/4.0.2.2$Linux_X86_64 LibreOffice_project/400m0$Build-2</meta:generator>
  </office:meta>
</office:document-meta>
</file>